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f04" officeooo:paragraph-rsid="00058f04"/>
    </style:style>
    <style:style style:name="P2" style:family="paragraph" style:parent-style-name="Standard">
      <style:text-properties officeooo:rsid="00075360" officeooo:paragraph-rsid="00075360"/>
    </style:style>
    <style:style style:name="P3" style:family="paragraph" style:parent-style-name="Standard">
      <style:text-properties officeooo:rsid="0008942d" officeooo:paragraph-rsid="0008942d"/>
    </style:style>
    <style:style style:name="P4" style:family="paragraph" style:parent-style-name="Standard">
      <style:text-properties officeooo:rsid="000a6d32" officeooo:paragraph-rsid="000a6d32"/>
    </style:style>
    <style:style style:name="P5" style:family="paragraph" style:parent-style-name="Standard">
      <style:text-properties officeooo:rsid="000c1d6c" officeooo:paragraph-rsid="000c1d6c"/>
    </style:style>
    <style:style style:name="P6" style:family="paragraph" style:parent-style-name="Standard">
      <style:text-properties officeooo:rsid="000ee398" officeooo:paragraph-rsid="000ee398"/>
    </style:style>
    <style:style style:name="P7" style:family="paragraph" style:parent-style-name="Standard">
      <style:text-properties officeooo:rsid="00058f04" officeooo:paragraph-rsid="000cd38f"/>
    </style:style>
    <style:style style:name="P8" style:family="paragraph" style:parent-style-name="Standard">
      <style:text-properties officeooo:rsid="000ee398" officeooo:paragraph-rsid="000ee398"/>
    </style:style>
    <style:style style:name="T1" style:family="text">
      <style:text-properties officeooo:rsid="000a6d32"/>
    </style:style>
    <style:style style:name="T2" style:family="text">
      <style:text-properties officeooo:rsid="000c1d6c"/>
    </style:style>
    <style:style style:name="T3" style:family="text">
      <style:text-properties officeooo:rsid="000ee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Nowak Marcin</text:span></text:p>
      <text:p text:style-name="P6"><text:a xlink:type="simple" xlink:href="mailto:nowakmarcin2204@gmail.com" text:style-name="Internet_20_link" text:visited-style-name="Visited_20_Internet_20_Link">nowakmarcin2204@gmail.com</text:a></text:p>
      <text:p text:style-name="P6"/>
      <text:p text:style-name="Standard">QA ZADANIE 1</text:p>
      <text:p text:style-name="P1"/>
      <text:p text:style-name="P1">Pytania wprowadzające:</text:p>
      <text:p text:style-name="P1"/>
      <text:p text:style-name="P1">1) Czym się różnią testy funkcjonalne od niefunkcjonalnych?</text:p>
      <text:p text:style-name="P1"/>
      <text:p text:style-name="P1">2) Co to są smoke testy i testy regresji? Kiedy je stosujemy?</text:p>
      <text:p text:style-name="P1"/>
      <text:p text:style-name="P1">3) Ile przypadków potrzeba, aby pokryć wszystkie możlowości?</text:p>
      <text:p text:style-name="P1"/>
      <text:p text:style-name="P3">Zmienne a i b nie są ze sobą powiązane, a wpływa tylko na x, a b tylko na y. Możemy więc je rozpatrywać osobno i nasze przypadki testowe mogą składać się tylko z jednej zmiennej (a lub b) a nie z ich kombinacji (a i b). Wartości początkowe x i y nie mają znaczenia, badamy tylko czy się prawidłowo zmieniły w trakcie wykonywania programu. Aby pokryć wszystkie możliwości potrzebujemy 4 przypadki testowe. Np takie:</text:p>
      <text:p text:style-name="P3"/>
      <text:p text:style-name="P3">1. Wejście: a = 0, x = 0, b i y nieistotne. Oczekiwane wyjście: x = 0.</text:p>
      <text:p text:style-name="P3">2. Wejście: a = 1, x = 0, b i y nieistotne. Oczekiwane wyjście: x = 1.</text:p>
      <text:p text:style-name="P3">3. Wejście: b = 3, <text:span text:style-name="T1">y = 1, a i x nieistotne. Oczekiwane wyjście: y = 0.</text:span></text:p>
      <text:p text:style-name="P4">4. Wejście: b = 4, y = 1, a i x nieistotne. Oczekiwane wyjście: y = 1.</text:p>
      <text:p text:style-name="P1"/>
      <text:p text:style-name="P1">4) Co to jest testowanie zwinne?</text:p>
      <text:p text:style-name="P1"/>
      <text:p text:style-name="P1">5) Dany jest input "wiek", który przyjmuje wartości 18-60. Twoim zadanie jest przetestować go za pomocą techniki wartości brzegowych. Jakie wartości wpisujesz do inputu, podaj wszystkie liczby?</text:p>
      <text:p text:style-name="P1"/>
      <text:p text:style-name="P4">18, 60, 17, 61</text:p>
      <text:p text:style-name="P1"/>
      <text:p text:style-name="P1">6) Dołączasz do projektu w trakcie developmentu aplikacji, do której nie ma dokumentacji. Jakie pytania zadasz analitykowi, zanim przystąpisz do testów logowania?</text:p>
      <text:p text:style-name="P1"/>
      <text:p text:style-name="P1">- <text:span text:style-name="T2">kiedy logowanie jest poprawne (dla podanych wartości użytkownik i hasło co ma znajdować się w bazie danych, aby można było się zalogować)</text:span></text:p>
      <text:p text:style-name="P5">- kiedy logowanie jest niepoprawne (wszytkie możliwości typu niepoprawne logowanie, użytkownik nie istnieje, konto nieaktywne)</text:p>
      <text:p text:style-name="P1">- <text:span text:style-name="T2">co ma się wyświetlić, gdy użytkownika nie ma w bazie danych</text:span></text:p>
      <text:p text:style-name="P1">- <text:span text:style-name="T2">co ma się wyświetlić, gdy jedno z pól jest puste</text:span></text:p>
      <text:p text:style-name="P1">- <text:span text:style-name="T2">czy jest mechanizm blokowania konta po x-nieudanych próbach logowania</text:span></text:p>
      <text:p text:style-name="P1">- <text:span text:style-name="T2">ilość znaków, które można użyć do logowania</text:span></text:p>
      <text:p text:style-name="P1">- <text:span text:style-name="T2">czy ma być blokowany przycisk loguj do momentu wypełnienia obu pól</text:span></text:p>
      <text:p text:style-name="P5">- jakie rodzaje błędów logowania obsługujemy (niepoprawne logowanie, użytkownik nie istnieje, konto nieaktywne</text:p>
      <text:p text:style-name="P5">- </text:p>
      <text:p text:style-name="P1">7) Co jest celem testowania?</text:p>
      <text:p text:style-name="P1"/>
      <text:p text:style-name="P2">Zadanie praktyczne:</text:p>
      <text:p text:style-name="P2"/>
      <text:p text:style-name="P2">Link <text:s/>do taska Manti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</meta:editing-duration>
    <meta:editing-cycles>7</meta:editing-cycles>
    <meta:generator>LibreOffice/5.0.4.2$Windows_x86 LibreOffice_project/2b9802c1994aa0b7dc6079e128979269cf95bc78</meta:generator>
    <dc:date>2016-01-12T19:53:28.979000000</dc:date>
    <meta:document-statistic meta:table-count="0" meta:image-count="0" meta:object-count="0" meta:page-count="1" meta:paragraph-count="28" meta:word-count="353" meta:character-count="2087" meta:non-whitespace-character-count="1760"/>
    <meta:user-defined meta:name="Info 1"/>
    <meta:user-defined meta:name="Info 2"/>
    <meta:user-defined meta:name="Info 3"/>
    <meta:user-defined meta:name="Info 4"/>
  </office:meta>
</office:document-meta>
</file>